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42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46.2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31.84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3" table:default-cell-style-name="ce5"/>
        <table:table-column table:style-name="co4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Descrição</text:p>
          </table:table-cell>
          <table:table-cell table:style-name="ce1" office:value-type="string" calcext:value-type="string">
            <text:p>quantidade</text:p>
          </table:table-cell>
          <table:table-cell table:style-name="ce1"/>
          <table:table-cell table:style-name="ce3" office:value-type="string" calcext:value-type="string">
            <text:p>DescricaoOrcamento</text:p>
          </table:table-cell>
          <table:table-cell table:style-name="ce1" office:value-type="string" calcext:value-type="string">
            <text:p>QuantidadeOrcamen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ubo Criogênico graduado com tampa de rosca externa e base de sustenção pacote com 500 unidade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TUBO CRIOGENICO EM PP GRAD. 2ml ROSCA EXT.12X45mm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aixas rack para microtubos de 2 Ml com tampa dobradiça. Capacidade para 100 microtubo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ORTA LAMINAS EM PP TIPO FRASCO (3 LAMINAS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orta Lâminas em plástico para 100 lâminas (225x180x35 mm)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INCA HISTOLOGICA (ANATOMICA PONTA FINA) 16CM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orta Lâminas de plástico tampa rosqueável para 3 lâminas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PINÇA PARA DISSECÇÃO ANATOMICA 16cm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esoura Iris Golgran ponta fina e reta. 12 c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INÇA PARA DISSECÇÃO ANATOMICA 30cm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inça histológica ponta fina e reta. 16 c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NDEJA EM PP 450X280X77mm 7l REF.446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Pinça anatômica dissecção. 16 c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inça anatômica dissecção. 30 c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Agulha de Lucae ponta reta 18 cm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6"/>
          <table:table-cell table:style-name="ce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ubos Capilares Heparinizados corpo em vidro. Embalagem com 500 unidad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otes para armazenamento em coleção PET com tampa branca. Capacidade 180 ml. Caixa com 408 iten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otes para armazenamento em coleção PET com tampa branca. Capacidade 250 ml. Caixa com 300 ite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otes para armazenamento em coleção PET com tampa branca. Capacidade 500 ml. Caixa com 144 iten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otes para armazenamento em coleção PET com tampa branca. Capacidade 700 ml. Caixa com 105 itens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otes para armazenamento em coleção PET com tampa branca. Capacidade 1030 ml. Caixa com 90 itens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Bandeja plástica branca. Tamanho 45x28x7,5cm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6"/>
          <table:table-cell table:style-name="ce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Bandeja plástica branca. Tamanho 55x33x10cm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6"/>
          <table:table-cell table:style-name="ce7"/>
        </table:table-row>
        <table:table-row table:style-name="ro5"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1"/>
        </table:table-row>
        <table:table-row table:style-name="ro5" table:number-rows-repeated="2">
          <table:table-cell/>
          <table:table-cell table:style-name="ce4"/>
          <table:table-cell table:number-columns-repeated="2"/>
          <table:table-cell table:style-name="ce4"/>
          <table:table-cell/>
        </table:table-row>
        <table:table-row table:style-name="ro5">
          <table:table-cell table:number-columns-repeated="6"/>
        </table:table-row>
        <table:table-row table:style-name="ro5">
          <table:table-cell/>
          <table:table-cell table:style-name="ce4"/>
          <table:table-cell table:number-columns-repeated="2"/>
          <table:table-cell table:style-name="ce4"/>
          <table:table-cell/>
        </table:table-row>
        <table:table-row table:style-name="ro5" table:number-rows-repeated="4">
          <table:table-cell table:number-columns-repeated="6"/>
        </table:table-row>
        <table:table-row table:style-name="ro5">
          <table:table-cell/>
          <table:table-cell table:style-name="ce6"/>
          <table:table-cell table:style-name="ce7"/>
          <table:table-cell/>
          <table:table-cell table:style-name="ce6"/>
          <table:table-cell table:style-name="ce7"/>
        </table:table-row>
        <table:table-row table:style-name="ro5">
          <table:table-cell/>
          <table:table-cell table:style-name="ce6"/>
          <table:table-cell table:number-columns-repeated="2"/>
          <table:table-cell table:style-name="ce6"/>
          <table:table-cell/>
        </table:table-row>
        <table:table-row table:style-name="ro5" table:number-rows-repeated="2">
          <table:table-cell table:number-columns-repeated="6"/>
        </table:table-row>
        <table:table-row table:style-name="ro5" table:number-rows-repeated="3">
          <table:table-cell table:number-columns-repeated="2"/>
          <table:table-cell table:style-name="ce7"/>
          <table:table-cell table:number-columns-repeated="2"/>
          <table:table-cell table:style-name="ce7"/>
        </table:table-row>
        <table:table-row table:style-name="ro5">
          <table:table-cell/>
          <table:table-cell table:style-name="ce6"/>
          <table:table-cell table:style-name="ce7"/>
          <table:table-cell/>
          <table:table-cell table:style-name="ce6"/>
          <table:table-cell table:style-name="ce7"/>
        </table:table-row>
        <table:table-row table:style-name="ro5">
          <table:table-cell/>
          <table:table-cell table:style-name="ce6"/>
          <table:table-cell table:style-name="ce7"/>
          <table:table-cell/>
          <table:table-cell table:style-name="ce6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13:10.891403390</meta:creation-date>
    <dc:date>2019-05-23T16:28:15.974865512</dc:date>
    <meta:editing-duration>PT15M5S</meta:editing-duration>
    <meta:editing-cycles>2</meta:editing-cycles>
    <meta:generator>LibreOffice/6.0.7.3$Linux_X86_64 LibreOffice_project/00m0$Build-3</meta:generator>
    <meta:document-statistic meta:table-count="1" meta:cell-count="68" meta:object-count="0"/>
  </office:meta>
</office:document-meta>
</file>